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35cm" svg:y1="16.494cm" svg:x2="6.08cm" svg:y2="21.193cm">
          <text:p/>
        </draw:line>
        <draw:line draw:style-name="gr2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7.35cm" svg:y2="16.494cm">
          <text:p/>
        </draw:line>
        <draw:frame draw:style-name="gr3" draw:text-style-name="P2" draw:layer="layout" svg:width="0.635cm" svg:height="0.627cm" svg:x="6.842cm" svg:y="15.6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4.986cm" svg:y="21.1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3.724cm" svg:y="21.1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6.715cm" svg:y1="18.78cm" svg:x2="10.271cm" svg:y2="18.78cm">
          <text:p/>
        </draw:line>
        <draw:frame draw:style-name="gr3" draw:text-style-name="P2" draw:layer="layout" svg:width="0.666cm" svg:height="0.627cm" svg:x="5.795cm" svg:y="18.4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0.811cm" svg:y="18.3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" draw:text-style-name="P1" draw:layer="layout" svg:x1="6.842cm" svg:y1="17.637cm" svg:x2="7.223cm" svg:y2="17.891cm">
          <text:p/>
        </draw:line>
        <draw:line draw:style-name="gr1" draw:text-style-name="P1" draw:layer="layout" svg:x1="6.207cm" svg:y1="19.669cm" svg:x2="6.588cm" svg:y2="19.923cm">
          <text:p/>
        </draw:line>
        <draw:line draw:style-name="gr1" draw:text-style-name="P1" draw:layer="layout" svg:x1="8.747cm" svg:y1="17.383cm" svg:x2="8.62cm" svg:y2="17.764cm">
          <text:p/>
        </draw:line>
        <draw:line draw:style-name="gr1" draw:text-style-name="P1" draw:layer="layout" svg:x1="8.874cm" svg:y1="17.51cm" svg:x2="8.747cm" svg:y2="17.891cm">
          <text:p/>
        </draw:line>
        <draw:line draw:style-name="gr1" draw:text-style-name="P1" draw:layer="layout" svg:x1="11.668cm" svg:y1="19.669cm" svg:x2="11.541cm" svg:y2="20.05cm">
          <text:p/>
        </draw:line>
        <draw:line draw:style-name="gr1" draw:text-style-name="P1" draw:layer="layout" svg:x1="11.795cm" svg:y1="19.738cm" svg:x2="11.668cm" svg:y2="20.1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27T12:16:49.885849994</dc:date>
    <meta:editing-duration>PT2H43M32S</meta:editing-duration>
    <meta:editing-cycles>66</meta:editing-cycles>
    <meta:generator>LibreOffice/6.4.7.2$Linux_X86_64 LibreOffice_project/4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